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a69" officeooo:paragraph-rsid="0016da69"/>
    </style:style>
    <style:style style:name="P2" style:family="paragraph" style:parent-style-name="Standard">
      <style:text-properties officeooo:rsid="0017af33" officeooo:paragraph-rsid="0016d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Access Token:<text:line-break/></text:p>
      <text:p text:style-name="P1">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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8:46:26.888153425</meta:creation-date>
    <dc:date>2021-11-07T19:08:41.460046610</dc:date>
    <meta:editing-duration>PT1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63" meta:non-whitespace-character-count="60"/>
  </office:meta>
</office:document-meta>
</file>